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3.75708333333333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3.730625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926041666666667cm" style:use-optimal-column-width="true"/>
    </style:style>
    <style:style style:name="co7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MR_LB_SYSTEME</text:p>
          </table:table-cell>
          <table:table-cell office:value-type="string" table:style-name="ce3">
            <text:p>ON/OFF</text:p>
          </table:table-cell>
          <table:table-cell office:value-type="string" table:style-name="ce4">
            <text:p>TMP</text:p>
          </table:table-cell>
          <table:table-cell office:value-type="string" table:style-name="ce3">
            <text:p>BITMASK_1</text:p>
          </table:table-cell>
          <table:table-cell table:style-name="ce3"/>
          <table:table-cell office:value-type="string" table:style-name="ce3">
            <text:p>ID</text:p>
          </table:table-cell>
          <table:table-cell office:value-type="string" table:style-name="ce3">
            <text:p>EMR_LB_SYSTEME</text:p>
          </table:table-cell>
          <table:table-cell office:value-type="string" table:style-name="ce3">
            <text:p>ON/OFF</text:p>
          </table:table-cell>
          <table:table-cell office:value-type="string" table:style-name="ce4">
            <text:p>TMP</text:p>
          </table:table-cell>
          <table:table-cell office:value-type="string" table:style-name="ce3">
            <text:p>BITMASK_2</text:p>
          </table:table-cell>
          <table:table-cell table:number-columns-repeated="16373" table:style-name="ce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5G Broadcast Expe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3]*POWER(2;[.A3])" table:style-name="ce2">
            <text:p>0</text:p>
          </table:table-cell>
          <table:table-cell office:value-type="float" office:value="17590038659326" table:formula="of:=SUM([.D3:.D66])" table:style-name="ce6">
            <text:p>175900386593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TRA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I3]*POWER(2;[.G3])" table:style-name="ce2">
            <text:p>0</text:p>
          </table:table-cell>
          <table:table-cell office:value-type="float" office:value="12" table:formula="of:=SUM([.J3:.J7])" table:style-name="ce6">
            <text:p>1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G NR 1800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C4]*POWER(2;[.A4])" table:style-name="ce2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ETRAPOL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I4]*POWER(2;[.G4])" table:style-name="ce2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G NR 2100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[.C5]*POWER(2;[.A5])" table:style-name="ce2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MTS 2100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[.I5]*POWER(2;[.G5])" table:style-name="ce2">
            <text:p>4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5G NR 26 GHz Expe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[.C6]*POWER(2;[.A6])" table:style-name="ce2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MTS 900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[.I6]*POWER(2;[.G6])" table:style-name="ce2">
            <text:p>8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5G NR 3400-3800 Expe</text:p>
          </table:table-cell>
          <table:table-cell office:value-type="float" office:value="1" table:style-name="ce5">
            <text:p>1</text:p>
          </table:table-cell>
          <table:table-cell office:value-type="float" office:value="16" table:formula="of:=[.C7]*POWER(2;[.A7])" table:style-name="ce2">
            <text:p>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VOR-C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I7]*POWER(2;[.G7])" table:style-name="ce2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5G NR 3500</text:p>
          </table:table-cell>
          <table:table-cell office:value-type="float" office:value="1" table:style-name="ce5">
            <text:p>1</text:p>
          </table:table-cell>
          <table:table-cell office:value-type="float" office:value="32" table:formula="of:=[.C8]*POWER(2;[.A8])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5G NR 3800-4200 Expe</text:p>
          </table:table-cell>
          <table:table-cell office:value-type="float" office:value="1" table:style-name="ce5">
            <text:p>1</text:p>
          </table:table-cell>
          <table:table-cell office:value-type="float" office:value="64" table:formula="of:=[.C9]*POWER(2;[.A9])" table:style-name="ce2">
            <text:p>64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5G NR 700</text:p>
          </table:table-cell>
          <table:table-cell office:value-type="float" office:value="1" table:style-name="ce5">
            <text:p>1</text:p>
          </table:table-cell>
          <table:table-cell office:value-type="float" office:value="128" table:formula="of:=[.C10]*POWER(2;[.A10])" table:style-name="ce2">
            <text:p>128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DS-B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]*POWER(2;[.A11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IS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2]*POWER(2;[.A12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IS/GPS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3]*POWER(2;[.A13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A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4]*POWER(2;[.A14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5]*POWER(2;[.A15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NT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6]*POWER(2;[.A16])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R 26 GHZ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7]*POWER(2;[.A17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R 3 GHZ</text:p>
          </table:table-cell>
          <table:table-cell office:value-type="float" office:value="1" table:style-name="ce5">
            <text:p>1</text:p>
          </table:table-cell>
          <table:table-cell office:value-type="float" office:value="32768" table:formula="of:=[.C18]*POWER(2;[.A18])" table:style-name="ce2">
            <text:p>3276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R LTE 3500</text:p>
          </table:table-cell>
          <table:table-cell office:value-type="float" office:value="1" table:style-name="ce5">
            <text:p>1</text:p>
          </table:table-cell>
          <table:table-cell office:value-type="float" office:value="65536" table:formula="of:=[.C19]*POWER(2;[.A19])" table:style-name="ce2">
            <text:p>655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M AE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0]*POWER(2;[.A20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M AERTE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1]*POWER(2;[.A21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OM MA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2]*POWER(2;[.A22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OM TE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3]*POWER(2;[.A23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ME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4]*POWER(2;[.A24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5]*POWER(2;[.A25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M/REC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6]*POWER(2;[.A26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H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7]*POWER(2;[.A27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H ABI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8]*POWER(2;[.A28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29]*POWER(2;[.A29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ALILE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30]*POWER(2;[.A30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GONI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31]*POWER(2;[.A31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PS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32]*POWER(2;[.A32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PS D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33]*POWER(2;[.A33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SM 1800</text:p>
          </table:table-cell>
          <table:table-cell office:value-type="float" office:value="1" table:style-name="ce5">
            <text:p>1</text:p>
          </table:table-cell>
          <table:table-cell office:value-type="float" office:value="2147483648" table:formula="of:=[.C34]*POWER(2;[.A34])" table:style-name="ce2">
            <text:p>21474836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SM 1800/GSM 900</text:p>
          </table:table-cell>
          <table:table-cell office:value-type="float" office:value="1" table:style-name="ce5">
            <text:p>1</text:p>
          </table:table-cell>
          <table:table-cell office:value-type="float" office:value="4294967296" table:formula="of:=[.C35]*POWER(2;[.A35])" table:style-name="ce2">
            <text:p>429496729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SM 900</text:p>
          </table:table-cell>
          <table:table-cell office:value-type="float" office:value="1" table:style-name="ce5">
            <text:p>1</text:p>
          </table:table-cell>
          <table:table-cell office:value-type="float" office:value="8589934592" table:formula="of:=[.C36]*POWER(2;[.A36])" table:style-name="ce2">
            <text:p>858993459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SM 900/GSM 1800</text:p>
          </table:table-cell>
          <table:table-cell office:value-type="float" office:value="1" table:style-name="ce5">
            <text:p>1</text:p>
          </table:table-cell>
          <table:table-cell office:value-type="float" office:value="17179869184" table:formula="of:=[.C37]*POWER(2;[.A37])" table:style-name="ce2">
            <text:p>1717986918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SM R</text:p>
          </table:table-cell>
          <table:table-cell office:value-type="float" office:value="1" table:style-name="ce5">
            <text:p>1</text:p>
          </table:table-cell>
          <table:table-cell office:value-type="float" office:value="34359738368" table:formula="of:=[.C38]*POWER(2;[.A38])" table:style-name="ce2">
            <text:p>343597383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TE 1400 Expe</text:p>
          </table:table-cell>
          <table:table-cell office:value-type="float" office:value="1" table:style-name="ce5">
            <text:p>1</text:p>
          </table:table-cell>
          <table:table-cell office:value-type="float" office:value="68719476736" table:formula="of:=[.C39]*POWER(2;[.A39])" table:style-name="ce2">
            <text:p>687194767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TE 1800</text:p>
          </table:table-cell>
          <table:table-cell office:value-type="float" office:value="1" table:style-name="ce5">
            <text:p>1</text:p>
          </table:table-cell>
          <table:table-cell office:value-type="float" office:value="137438953472" table:formula="of:=[.C40]*POWER(2;[.A40])" table:style-name="ce2">
            <text:p>13743895347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TE 2100</text:p>
          </table:table-cell>
          <table:table-cell office:value-type="float" office:value="1" table:style-name="ce5">
            <text:p>1</text:p>
          </table:table-cell>
          <table:table-cell office:value-type="float" office:value="274877906944" table:formula="of:=[.C41]*POWER(2;[.A41])" table:style-name="ce2">
            <text:p>2748779069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LTE 2600</text:p>
          </table:table-cell>
          <table:table-cell office:value-type="float" office:value="1" table:style-name="ce5">
            <text:p>1</text:p>
          </table:table-cell>
          <table:table-cell office:value-type="float" office:value="549755813888" table:formula="of:=[.C42]*POWER(2;[.A42])" table:style-name="ce2">
            <text:p>54975581388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LTE 2600 P</text:p>
          </table:table-cell>
          <table:table-cell office:value-type="float" office:value="1" table:style-name="ce5">
            <text:p>1</text:p>
          </table:table-cell>
          <table:table-cell office:value-type="float" office:value="1099511627776" table:formula="of:=[.C43]*POWER(2;[.A43])" table:style-name="ce2">
            <text:p>10995116277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TE 700</text:p>
          </table:table-cell>
          <table:table-cell office:value-type="float" office:value="1" table:style-name="ce5">
            <text:p>1</text:p>
          </table:table-cell>
          <table:table-cell office:value-type="float" office:value="2199023255552" table:formula="of:=[.C44]*POWER(2;[.A44])" table:style-name="ce2">
            <text:p>219902325555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LTE 800</text:p>
          </table:table-cell>
          <table:table-cell office:value-type="float" office:value="1" table:style-name="ce5">
            <text:p>1</text:p>
          </table:table-cell>
          <table:table-cell office:value-type="float" office:value="4398046511104" table:formula="of:=[.C45]*POWER(2;[.A45])" table:style-name="ce2">
            <text:p>439804651110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LTE 900</text:p>
          </table:table-cell>
          <table:table-cell office:value-type="float" office:value="1" table:style-name="ce5">
            <text:p>1</text:p>
          </table:table-cell>
          <table:table-cell office:value-type="float" office:value="8796093022208" table:formula="of:=[.C46]*POWER(2;[.A46])" table:style-name="ce2">
            <text:p>879609302220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M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47]*POWER(2;[.A47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RADIOASTR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48]*POWER(2;[.A48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DF A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49]*POWER(2;[.A49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RDF DVB-T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0]*POWER(2;[.A50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DF T-DAB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1]*POWER(2;[.A51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DF TV-AN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2]*POWER(2;[.A52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DR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3]*POWER(2;[.A53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DR COT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4]*POWER(2;[.A54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DR MT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5]*POWER(2;[.A55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RDR PFL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6]*POWER(2;[.A56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REC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7]*POWER(2;[.A57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RMU-POCSAG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8]*POWER(2;[.A58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S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59]*POWER(2;[.A59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AT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0]*POWER(2;[.A60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AT GE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1]*POWER(2;[.A61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AT NGEO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2]*POWER(2;[.A62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ELECD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3]*POWER(2;[.A63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ELECD/TELE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4]*POWER(2;[.A64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ELEM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5]*POWER(2;[.A65])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TELEM/TELECD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66]*POWER(2;[.A66])" table:style-name="ce2">
            <text:p>0</text:p>
          </table:table-cell>
          <table:table-cell table:number-columns-repeated="16380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Adrien Demarez</meta:initial-creator>
    <dc:creator>ANFR</dc:creator>
    <meta:creation-date>2024-08-06T17:52:47Z</meta:creation-date>
    <dc:date>2024-11-13T08:49:01Z</dc:date>
  </office:meta>
</office:document-meta>
</file>